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c0784" officeooo:paragraph-rsid="001c0784"/>
    </style:style>
    <style:style style:name="P2" style:family="paragraph" style:parent-style-name="Standard">
      <style:text-properties officeooo:rsid="001c683d" officeooo:paragraph-rsid="001c683d"/>
    </style:style>
    <style:style style:name="P3" style:family="paragraph" style:parent-style-name="Standard">
      <style:paragraph-properties fo:margin-top="3.852cm" fo:margin-bottom="0cm" loext:contextual-spacing="false"/>
      <style:text-properties officeooo:rsid="001c683d" officeooo:paragraph-rsid="001c683d"/>
    </style:style>
    <style:style style:name="P4" style:family="paragraph" style:parent-style-name="Standard">
      <style:paragraph-properties fo:margin-top="1.651cm" fo:margin-bottom="0cm" loext:contextual-spacing="false"/>
      <style:text-properties officeooo:rsid="001ce481" officeooo:paragraph-rsid="001ce481"/>
    </style:style>
    <style:style style:name="P5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BezierShape:</text:p>
      <text:p text:style-name="P3"><draw:line text:anchor-type="paragraph" draw:z-index="0" draw:style-name="gr1" draw:text-style-name="P5" svg:x1="3.092cm" svg:y1="3.971cm" svg:x2="7.087cm" svg:y2="4.394cm"><text:p/></draw:line><draw:path text:anchor-type="paragraph" draw:z-index="2" draw:style-name="gr3" draw:text-style-name="P5" svg:width="4.682cm" svg:height="2.434cm" svg:x="4.494cm" svg:y="0.028cm" svg:viewBox="0 0 4683 2435" svg:d="M0 0c104 302 151 609 238 926 91 334 341 575 635 688 283 109 593 35 900 53 462 27 404-944 846-132 212 388 554 831 1032 846 284 9 753 223 820-264l106-318 80-291 26-132"><text:p/></draw:path>LineShape:</text:p>
      <text:p text:style-name="P4"><draw:frame text:anchor-type="paragraph" draw:z-index="1" draw:style-name="gr2" svg:width="3.202cm" svg:height="0.795cm" svg:x="3.066cm" svg:y="1.854cm"><draw:text-box><text:p>Text.</text:p></draw:text-box></draw:frame>TextShape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00:35.661733977</meta:creation-date>
    <dc:date>2014-01-02T11:53:40.604805990</dc:date>
    <meta:editing-duration>P0D</meta:editing-duration>
    <meta:editing-cycles>5</meta:editing-cycles>
    <meta:generator>LibreOfficeDev/4.3.0.0.alpha0$Linux_X86_64 LibreOffice_project/c7f2d240c760e3cf65290733998cdeea97a5bebf</meta:generator>
    <meta:document-statistic meta:table-count="0" meta:image-count="0" meta:object-count="0" meta:page-count="1" meta:paragraph-count="3" meta:word-count="3" meta:character-count="36" meta:non-whitespace-character-count="36"/>
  </office:meta>
</office:document-meta>
</file>